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8d78" officeooo:paragraph-rsid="001b8d78"/>
    </style:style>
    <style:style style:name="P2" style:family="paragraph" style:parent-style-name="Standard">
      <style:text-properties officeooo:rsid="001cba88" officeooo:paragraph-rsid="001cba88"/>
    </style:style>
    <style:style style:name="P3" style:family="paragraph" style:parent-style-name="Standard">
      <style:text-properties officeooo:rsid="001db90a" officeooo:paragraph-rsid="001db90a"/>
    </style:style>
    <style:style style:name="P4" style:family="paragraph" style:parent-style-name="Standard">
      <style:text-properties officeooo:rsid="00201aa4" officeooo:paragraph-rsid="00201aa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ba88" officeooo:paragraph-rsid="001cba88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cba88" officeooo:paragraph-rsid="001cba88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201aa4" officeooo:paragraph-rsid="00201aa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b8d78" officeooo:paragraph-rsid="001b8d78"/>
    </style:style>
    <style:style style:name="P9" style:family="paragraph" style:parent-style-name="Table_20_Contents">
      <style:text-properties fo:font-weight="bold" officeooo:rsid="001b8d78" officeooo:paragraph-rsid="001b8d7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weight="bold" officeooo:rsid="001b8d78" officeooo:paragraph-rsid="001b8d78" fo:background-color="#fff20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b8d78" officeooo:paragraph-rsid="001b8d78" fo:background-color="#fff200"/>
    </style:style>
    <style:style style:name="P13" style:family="paragraph" style:parent-style-name="Standard">
      <style:text-properties officeooo:rsid="001cba88" officeooo:paragraph-rsid="001cba88"/>
    </style:style>
    <style:style style:name="T1" style:family="text">
      <style:text-properties officeooo:rsid="001cba88"/>
    </style:style>
    <style:style style:name="T2" style:family="text">
      <style:text-properties officeooo:rsid="001db90a"/>
    </style:style>
    <style:style style:name="T3" style:family="text">
      <style:text-properties officeooo:rsid="001f66d0"/>
    </style:style>
    <style:style style:name="T4" style:family="text">
      <style:text-properties officeooo:rsid="001ff7c2"/>
    </style:style>
    <style:style style:name="T5" style:family="text">
      <style:text-properties officeooo:rsid="00201a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tokoll 26.11.2018</text:p>
      <text:p text:style-name="P6">Sinnvolle Ermittlung der beginnenden Spieler: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9">Immer weiß (Spieler entscheiden)</text:p>
          </table:table-cell>
          <table:table-cell table:style-name="Tabelle1.A1" office:value-type="string">
            <text:p text:style-name="P9">Immer schwarz (Spieler entscheiden)</text:p>
          </table:table-cell>
          <table:table-cell table:style-name="Tabelle1.A1" office:value-type="string">
            <text:p text:style-name="P11">Losen von Farben (weiß beginnt)</text:p>
          </table:table-cell>
          <table:table-cell table:style-name="Tabelle1.D1" office:value-type="string">
            <text:p text:style-name="P9">Losen von beginnender Farbe</text:p>
          </table:table-cell>
        </table:table-row>
        <table:table-row>
          <table:table-cell table:style-name="Tabelle1.A2" office:value-type="string">
            <text:p text:style-name="P8">Classic</text:p>
          </table:table-cell>
          <table:table-cell table:style-name="Tabelle1.A2" office:value-type="string">
            <text:p text:style-name="P8">Einfach</text:p>
          </table:table-cell>
          <table:table-cell table:style-name="Tabelle1.A2" office:value-type="string">
            <text:p text:style-name="P12">Classic</text:p>
          </table:table-cell>
          <table:table-cell table:style-name="Tabelle1.D2" office:value-type="string">
            <text:p text:style-name="P8">Fair</text:p>
          </table:table-cell>
        </table:table-row>
        <table:table-row>
          <table:table-cell table:style-name="Tabelle1.A2" office:value-type="string">
            <text:p text:style-name="P8">Einfach</text:p>
          </table:table-cell>
          <table:table-cell table:style-name="Tabelle1.A2" office:value-type="string">
            <text:p text:style-name="P10">-</text:p>
          </table:table-cell>
          <table:table-cell table:style-name="Tabelle1.A2" office:value-type="string">
            <text:p text:style-name="P12">Einfach</text:p>
          </table:table-cell>
          <table:table-cell table:style-name="Tabelle1.D2" office:value-type="string">
            <text:p text:style-name="P10">-</text:p>
          </table:table-cell>
        </table:table-row>
        <table:table-row>
          <table:table-cell table:style-name="Tabelle1.A2" office:value-type="string">
            <text:p text:style-name="P10">-</text:p>
          </table:table-cell>
          <table:table-cell table:style-name="Tabelle1.A2" office:value-type="string">
            <text:p text:style-name="P10">-</text:p>
          </table:table-cell>
          <table:table-cell table:style-name="Tabelle1.A2" office:value-type="string">
            <text:p text:style-name="P12">Fair</text:p>
          </table:table-cell>
          <table:table-cell table:style-name="Tabelle1.D2" office:value-type="string">
            <text:p text:style-name="P10">-</text:p>
          </table:table-cell>
        </table:table-row>
      </table:table>
      <text:p text:style-name="P1">=&gt; Beste Methode: Losen von Farben des Spielers <text:span text:style-name="T4">(3)</text:span></text:p>
      <text:p text:style-name="P1">Am einfachsten ist Schere/Stein/Papier als Methode zur Zuteilung der Farben an die Spielers</text:p>
      <text:p text:style-name="P1"/>
      <text:p text:style-name="P1">Weitere Möglichkeit: <text:span text:style-name="T1">ein Spieler darf seine Farbe entscheiden, der andere wer anfängt</text:span></text:p>
      <text:p text:style-name="P1"/>
      <text:p text:style-name="P1"/>
      <text:p text:style-name="P5">Fragestellung: Welche Musik soll unser Spiel untermalen?</text:p>
      <text:p text:style-name="P2">- Wichtig: <text:span text:style-name="T4">gemein</text:span>freie Musik (kein Copyright!)</text:p>
      <text:p text:style-name="P2">- Mögliche Seite <text:span text:style-name="T2">für jene: musopen.org</text:span></text:p>
      <text:p text:style-name="P3">Vorschläge zur musikalischen Untermalung:</text:p>
      <text:p text:style-name="P3">- L.v.Beethoven: 5. Sinfonie</text:p>
      <text:p text:style-name="P3">- <text:span text:style-name="T3">Wilhelm Tell Ouvertüre</text:span></text:p>
      <text:p text:style-name="P3">- <text:span text:style-name="T5">möglicherweise auch selbst Musik mischen/einspielen</text:span></text:p>
      <text:p text:style-name="P3"/>
      <text:p text:style-name="P4">Birk hat erneut den Weltmeistertitel der Rithmomachie errunge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42:42.568000000</meta:creation-date>
    <dc:date>2018-12-03T16:03:17.654000000</dc:date>
    <meta:editing-duration>PT2M</meta:editing-duration>
    <meta:editing-cycles>2</meta:editing-cycles>
    <meta:generator>LibreOffice/5.4.2.2$Windows_X86_64 LibreOffice_project/22b09f6418e8c2d508a9eaf86b2399209b0990f4</meta:generator>
    <meta:document-statistic meta:table-count="1" meta:image-count="0" meta:object-count="0" meta:page-count="1" meta:paragraph-count="29" meta:word-count="115" meta:character-count="813" meta:non-whitespace-character-count="727"/>
  </office:meta>
</office:document-meta>
</file>